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 fo:color="#222222" fo:font-size="9.5pt" style:font-size-asian="9.5pt" style:font-size-complex="9.5pt" fo:background-color="#FFFFFF"/>
    </style:style>
  </office:automatic-styles>
  <office:body>
    <office:text text:use-soft-page-breaks="true">
      <text:p text:style-name="P1">The task is to create a client side application that consumes the ODDS.GG API.</text:p>
      <text:p text:style-name="Standard"><text:s/></text:p>
      <text:p text:style-name="Standard">Overview:</text:p>
      <text:p text:style-name="Standard">- You are free to use framework of your choice ( Angular, Angular2 ).</text:p>
      <text:p text:style-name="Standard">- The solution should<text:s/>enable users to browse through all matches for eSports. (For example like https://gg.bet/en/betting/)</text:p>
      <text:p text:style-name="Standard">- Users should also be able to open a single match and see all the markets for the chosen match.</text:p>
      <text:p text:style-name="Standard">- Odds should be updated every 5 seconds.</text:p>
      <text:p text:style-name="Standard"/>
      <text:p text:style-name="Standard">Implementation details:</text:p>
      <text:p text:style-name="Standard">- <text:s/>Keep in mind that you can't send requests from the browser directly to our servers, you will need to setup a basic middleware server for the requests. You can use any backend language to accomplish this. For example, a simple CORS proxy for express -<text:s/><text:a xlink:href="https://gist.github.com/mrded/540aa79a42f74a4911e8" office:target-frame-name="_top" xlink:show="replace">https://gist.github.com/mrded/540aa79a42f74a4911e8</text:a></text:p>
      <text:p text:style-name="Standard">- <text:s/>To complete the task you need to create a client that makes the following flow possible:</text:p>
      <text:p text:style-name="Standard"/>
      <text:p text:style-name="Standard">1. The home page should send the following request</text:p>
      <text:p text:style-name="Standard">GET<text:s/><text:a xlink:href="https://api.odds.gg/matches/sport/144" office:target-frame-name="_top" xlink:show="replace">https://api.odds.gg/matches/sport/144</text:a><text:s/>– This will provide you with all eSports matches that are currently available.</text:p>
      <text:p text:style-name="Standard"/>
      <text:p text:style-name="Standard">2. Display all matches in a way you consider presentable. The user should be able to click on any match and open a new page where you can see all markets and odds for the clicked match.</text:p>
      <text:p text:style-name="Standard"/>
      <text:p text:style-name="Standard">3. The match page should send the following request</text:p>
      <text:p text:style-name="Standard">POST<text:s/><text:a xlink:href="https://api.odds.gg/markets/matches" office:target-frame-name="_top" xlink:show="replace">https://api.odds.gg/markets/matches</text:a><text:s/>with the following request body</text:p>
      <text:p text:style-name="Standard">{</text:p>
      <text:p text:style-name="Standard"><text:s text:c="4"/>matchIds: [</text:p>
      <text:p text:style-name="Standard"><text:s text:c="8"/>matchId</text:p>
      <text:p text:style-name="Standard"><text:s text:c="4"/>]</text:p>
      <text:p text:style-name="Standard">}</text:p>
      <text:p text:style-name="Standard">where matchId is the ID of the clicked match.</text:p>
      <text:p text:style-name="Standard"/>
      <text:p text:style-name="Standard">4. Once in the match page, the client must make the request above again every 5 seconds and apply any odd updates.</text:p>
      <text:p text:style-name="Standard"/>
      <text:p text:style-name="Standard">5.<text:s/>Use the following headers for all of the mentioned endpoints:</text:p>
      <text:p text:style-name="Standard"><text:tab/>"Accept": "application/json",</text:p>
      <text:p text:style-name="Standard"><text:tab/>"Content-Type": "application/json",</text:p>
      <text:p text:style-name="Standard"><text:tab/>"api-key": "",</text:p>
      <text:p text:style-name="Standard"><text:tab/>"isUpdate": "true"</text:p>
      <text:p text:style-name="Standard"/>
      <text:p text:style-name="Standard">Please follow the best coding practices, principles (DRY), clean and readable code.</text:p>
      <text:p text:style-name="Standard">Good<text:s/>visual representation is considered a bonus, but is not a must.</text:p>
      <text:p text:style-name="Standard"><text:s/></text:p>
      <text:p text:style-name="Standard">Evaluation Criteria (in order of importance):</text:p>
      <text:p text:style-name="Standard">1. High Quality Code</text:p>
      <text:p text:style-name="Standard">2. Performance</text:p>
      <text:p text:style-name="Standard">3. Task completion</text:p>
      <text:p text:style-name="Standard"/>
      <text:p text:style-name="Standard"><text:s/>Good luck and looking forward to your implementation.</text:p>
      <text:p text:style-name="Standard"><text:s/>Best regards,</text:p>
      <text:p text:style-name="Standard">UltraPlay FrontEnd<text:s/>Team</text:p>
      <text:soft-page-break/>
      <text:p text:style-name="Standard"><text:span text:style-name="T2">api-key: a1172ade-d72c-4c80-832c-10ab3f44de0b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itle" style:display-name="Title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itle" style:display-name="Subtitle" style:family="paragraph" style:parent-style-name="Title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Apostol</dc:creator>
    <meta:creation-date>2009-04-16T11:32:00Z</meta:creation-date>
    <dc:date>2017-08-31T14:58:00Z</dc:date>
    <meta:template xlink:href="Normal.dotm" xlink:type="simple"/>
    <meta:editing-cycles>15</meta:editing-cycles>
    <meta:editing-duration>PT16680S</meta:editing-duration>
    <meta:user-defined meta:name="Info 1"/>
    <meta:user-defined meta:name="Info 2"/>
    <meta:user-defined meta:name="Info 3"/>
    <meta:user-defined meta:name="Info 4"/>
    <meta:document-statistic meta:page-count="2" meta:paragraph-count="4" meta:word-count="340" meta:character-count="2276" meta:row-count="16" meta:non-whitespace-character-count="1940"/>
  </office:meta>
</office:document-meta>
</file>